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4B00000020DC5252D53B12302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2cm"/>
    </style:style>
    <style:style style:name="pr1" style:family="presentation" style:parent-style-name="Blue_5f_Curve1-title">
      <style:graphic-properties draw:auto-grow-height="true" fo:min-height="5.209cm"/>
    </style:style>
    <style:style style:name="pr2" style:family="presentation" style:parent-style-name="Blue_5f_Curve1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1" style:family="paragraph">
      <style:text-properties fo:color="#000000"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color="#dee6ef" fo:language="en" fo:country="GB" fo:background-color="#cccccc"/>
    </style:style>
    <style:style style:name="P6" style:family="paragraph">
      <style:text-properties fo:language="en" fo:country="GB"/>
    </style:style>
    <style:style style:name="P7" style:family="paragraph">
      <loext:graphic-properties draw:fill-color="#ffffff"/>
    </style:style>
    <style:style style:name="T1" style:family="text">
      <style:text-properties fo:color="#000000" fo:language="en" fo:country="GB"/>
    </style:style>
    <style:style style:name="T2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5.209cm" svg:x="1.4cm" svg:y="4.391cm" presentation:class="title" presentation:user-transformed="true">
          <draw:text-box>
            <text:p><text:span text:style-name="T1">Advancements in Visual Perception: Event Camera, Micro Expressions, and SNN</text:span></text:p>
          </draw:text-box>
        </draw:frame>
        <draw:frame draw:style-name="gr1" draw:text-style-name="P2" draw:layer="layout" svg:width="6.289cm" svg:height="2.751cm" svg:x="21.6cm" svg:y="18.4cm">
          <draw:image xlink:href="Pictures/10000201000004B00000020DC5252D53B1230285.png" xlink:type="simple" xlink:show="embed" xlink:actuate="onLoad" loext:mime-type="image/png">
            <text:p/>
          </draw:image>
        </draw:frame>
        <draw:frame draw:style-name="gr2" draw:text-style-name="P3" draw:layer="layout" svg:width="8.6cm" svg:height="1.673cm" svg:x="0cm" svg:y="19.2cm">
          <draw:text-box>
            <text:p><text:span text:style-name="T2">Victor MAYAUD</text:span></text:p>
            <text:p><text:span text:style-name="T2">Elliot BOUCHY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text-style-name="P5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4" draw:text-style-name="P3" draw:layer="layout" svg:width="21.62cm" svg:height="1.673cm" svg:x="1.2cm" svg:y="3.927cm">
          <draw:text-box>
            <text:p><text:span text:style-name="T2">- l’avancement  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text-style-name="P6" draw:layer="layout" svg:width="25.199cm" svg:height="1.771cm" svg:x="1.4cm" svg:y="0.837cm" presentation:class="title">
          <draw:text-box>
            <text:p><text:span text:style-name="T2">Dataset</text:span></text:p>
          </draw:text-box>
        </draw:frame>
        <draw:frame draw:style-name="gr5" draw:text-style-name="P3" draw:layer="layout" svg:width="19cm" svg:height="1.302cm" svg:x="1.6cm" svg:y="3.098cm">
          <draw:text-box>
            <text:p><text:span text:style-name="T2">Comment on a trié le datas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SNN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Next step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3-11T10:58:27.800000000</meta:creation-date>
    <meta:editing-duration>PT1H54M43S</meta:editing-duration>
    <meta:editing-cycles>12</meta:editing-cycles>
    <meta:generator>LibreOffice/6.3.2.2$Windows_X86_64 LibreOffice_project/98b30e735bda24bc04ab42594c85f7fd8be07b9c</meta:generator>
    <dc:title>Blue Curve</dc:title>
    <dc:date>2024-05-14T14:34:10.932000000</dc:date>
    <meta:document-statistic meta:object-count="54"/>
  </office:meta>
</office:document-meta>
</file>